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452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10.612cm"/>
    </style:style>
    <style:style style:name="co5" style:family="table-column">
      <style:table-column-properties fo:break-before="auto" style:column-width="12.85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5" style:family="table-cell" style:parent-style-name="Default" style:data-style-name="N107">
      <style:table-cell-properties fo:background-color="transparent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0" table:default-cell-style-name="ce2"/>
        <table:table-row table:style-name="ro1">
          <table:table-cell table:style-name="ce1" office:value-type="string">
            <text:p>cat1</text:p>
          </table:table-cell>
          <table:table-cell table:style-name="ce1" office:value-type="string">
            <text:p>cat2</text:p>
          </table:table-cell>
          <table:table-cell table:style-name="ce1" office:value-type="string">
            <text:p>cat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titulé</text:p>
          </table:table-cell>
          <table:table-cell table:style-name="ce1" office:value-type="string">
            <text:p>prix_1</text:p>
          </table:table-cell>
          <table:table-cell table:style-name="ce1" office:value-type="string">
            <text:p>prix_2</text:p>
          </table:table-cell>
          <table:table-cell table:style-name="ce1" office:value-type="string">
            <text:p>prix_3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1.6">
            <text:p>1,60 €</text:p>
          </table:table-cell>
          <table:table-cell table:style-name="ce5" office:value-type="currency" office:currency="EUR" office:value="3">
            <text:p>3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Déca</text:p>
          </table:table-cell>
          <table:table-cell/>
          <table:table-cell office:value-type="string">
            <text:p>Petit / Grand</text:p>
          </table:table-cell>
          <table:table-cell table:number-columns-repeated="2" table:style-name="ce5" office:value-type="currency" office:currency="EUR" office:value="1.7">
            <text:p>1,7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Allongé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1.7">
            <text:p>1,70 €</text:p>
          </table:table-cell>
          <table:table-cell table:style-name="ce5" office:value-type="currency" office:currency="EUR" office:value="3.2">
            <text:p>3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Noisett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1.7">
            <text:p>1,70 €</text:p>
          </table:table-cell>
          <table:table-cell table:style-name="ce5" office:value-type="currency" office:currency="EUR" office:value="3.2">
            <text:p>3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Crèm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 office:value-type="currency" office:currency="EUR" office:value="4">
            <text:p>4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aï Latte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au Lait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ppuccino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Viennois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2.8">
            <text:p>2,80 €</text:p>
          </table:table-cell>
          <table:table-cell table:style-name="ce5" office:value-type="currency" office:currency="EUR" office:value="6.2">
            <text:p>6,2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Viennois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6.5">
            <text:p>6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</text:p>
          </table:table-cell>
          <table:table-cell office:value-type="string">
            <text:p>Café, Lait, Caramel ou Chocolat Mai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6">
            <text:p>6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4" office:value-type="string">
            <text:p>Café, Lait, Caramel ou Chocolat Maison,Chantilly</text:p>
          </table:table-cell>
          <table:table-cell office:value-type="string">
            <text:p>Petit / Grand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7">
            <text:p>7,00 €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Gourmand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7.5">
            <text:p>7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Thé Gourmand</text:p>
          </table:table-cell>
          <table:table-cell/>
          <table:table-cell office:value-type="string">
            <text:p>Petit / Grand</text:p>
          </table:table-cell>
          <table:table-cell table:style-name="ce5" office:value-type="currency" office:currency="EUR" office:value="8.5">
            <text:p>8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Ceyla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Earl Grey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4 Fruits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Vanill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iss dammann </text:p>
          </table:table-cell>
          <table:table-cell office:value-type="string">
            <text:p><text:s/>Citron, Fruit de la Passion, Gingembr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table:number-columns-repeated="2" office:value-type="string">
            <text:p>Yunna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table:number-columns-repeated="2" office:value-type="string">
            <text:p>Ment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table:number-columns-repeated="2" office:value-type="string">
            <text:p>Jasmi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table:style-name="ce3" office:value-type="string">
            <text:p><text:span text:style-name="T1">Tisane Carcadet</text:span></text:p>
          </table:table-cell>
          <table:table-cell office:value-type="string">
            <text:p>Passion, Frambois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table:style-name="ce3" office:value-type="string">
            <text:p>Tisane du Berger</text:p>
          </table:table-cell>
          <table:table-cell office:value-type="string">
            <text:p>Tilleul, Verveine, Menthe, Citronnelle, Fleur d’Oranger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Thés / infusions Dammann</text:p>
          </table:table-cell>
          <table:table-cell office:value-type="string">
            <text:p>Infusions</text:p>
          </table:table-cell>
          <table:table-cell office:value-type="string">
            <text:p>Rooibos Citrus</text:p>
          </table:table-cell>
          <table:table-cell office:value-type="string">
            <text:p>Citron Vert, Clémentine, Orange Sanguin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table:style-name="ce5" office:value-type="currency" office:currency="EUR" office:value="2">
            <text:p>2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Orangina, Schweppes</text:p>
          </table:table-cell>
          <table:table-cell table:number-columns-repeated="2"/>
          <table:table-cell table:style-name="ce5" office:value-type="currency" office:currency="EUR" office:value="3.6">
            <text:p>3,6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reizh Cola, Breizh Zero, Breizh Agrumes, Oasis Tropical</text:p>
          </table:table-cell>
          <table:table-cell table:number-columns-repeated="2"/>
          <table:table-cell table:style-name="ce5" office:value-type="currency" office:currency="EUR" office:value="3.8">
            <text:p>3,8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hé glacé maiso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issap maison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fé Frappé</text:p>
          </table:table-cell>
          <table:table-cell office:value-type="string">
            <text:p>Café, Sirop Orgeat, Sucr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colac</text:p>
          </table:table-cell>
          <table:table-cell table:number-columns-repeated="2"/>
          <table:table-cell table:style-name="ce5" office:value-type="currency" office:currency="EUR" office:value="3.6">
            <text:p>3,6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Macchiato glacé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chorle Les Filles de l’Ouest</text:p>
          </table:table-cell>
          <table:table-cell office:value-type="string">
            <text:p>Citron Fringant, Rhubarbe Pimpante, Menthe Fougueuse, Cassis Truculent, Pomelo Corsé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Ginger Beer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ensai Tea</text:p>
          </table:table-cell>
          <table:table-cell office:value-type="string">
            <text:p>Thé Noir Glacé, Gingembre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oda Leamo</text:p>
          </table:table-cell>
          <table:table-cell office:value-type="string">
            <text:p>Ginger Ale, Orangeade, Concombre Citron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ansu</text:p>
          </table:table-cell>
          <table:table-cell office:value-type="string">
            <text:p>Soda Yuzu, Gingembre (Vitamine C++)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Kombucha Penrose</text:p>
          </table:table-cell>
          <table:table-cell office:value-type="string">
            <text:p>Thé Noir / Rhubarbe / Clémentine ou Thé Vert Sencha / Framboise / Menthe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Jupiler Bière Sans Alcool</text:p>
          </table:table-cell>
          <table:table-cell table:number-columns-repeated="2"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Meteor IPA Sans Alcool 0,0%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Pétillant Sans Alcool </text:p>
          </table:table-cell>
          <table:table-cell office:value-type="string">
            <text:p>«Cypher» Domaine de Brau (Sauvignon)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Bahia</text:p>
          </table:table-cell>
          <table:table-cell office:value-type="string">
            <text:p>Jus de Goyave Blanche, Litchi, Citron Vert (Vitamine C++)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Lhumeau</text:p>
          </table:table-cell>
          <table:table-cell office:value-type="string">
            <text:p>Jus de Raisin Pétillant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Mojito, Virgin Mojito Fruit, Virgin Piña Colada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Acapulco</text:p>
          </table:table-cell>
          <table:table-cell office:value-type="string">
            <text:p>Jus d’Orange, Limonade, Sirop Grenadine, Citr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iribata</text:p>
          </table:table-cell>
          <table:table-cell office:value-type="string">
            <text:p>Jus de Cranberry, Jus d’Orange, Citron Vert Pressé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itronnella</text:p>
          </table:table-cell>
          <table:table-cell office:value-type="string">
            <text:p>Jus de Mangue, Sirop de Citronnelle, Jus de Citr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Ginger Berry Fizz</text:p>
          </table:table-cell>
          <table:table-cell office:value-type="string">
            <text:p>Jus de Cranberry, Citron Vert Pressé, Ginger Be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Red Mojito</text:p>
          </table:table-cell>
          <table:table-cell office:value-type="string">
            <text:p>Jus de Fleur d’Hibiscus, Menthe, Citron Vert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ootchooloo</text:p>
          </table:table-cell>
          <table:table-cell office:value-type="string">
            <text:p>Jus de Pomme, Concombre, Jus de Citron, Sirop de Gingembre, Menth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Jamaican Spice</text:p>
          </table:table-cell>
          <table:table-cell office:value-type="string">
            <text:p>Purée de Mangue, Jus d’Orange, Ginger Beer, Sirop Piment Maison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loudy</text:p>
          </table:table-cell>
          <table:table-cell office:value-type="string">
            <text:p>Jus de Goyave, Sirop de Rose, Jus de Citron Vert, Jus de Fleur d’Hibiscus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 table:number-columns-repeated="2"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uba Libre, Planteur, Tequila Sunrise, Daiquiri, Mojito</text:p>
          </table:table-cell>
          <table:table-cell office:value-type="string">
            <text:p>Daiquiri - fruits +0,50€, Mojito - fruits +0,50€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osmopolitain, Cointreaupolitain, Margarita, Cointreau Fizz, Love on the Beach, Martini Dry, Piña Colada, Russe Blanc</text:p>
          </table:table-cell>
          <table:table-cell table:number-columns-repeated="2"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Bloody Mary, London Mule, Moscow Mule, Long Island, Mai Thaï</text:p>
          </table:table-cell>
          <table:table-cell table:number-columns-repeated="2"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Grog</text:p>
          </table:table-cell>
          <table:table-cell office:value-type="string">
            <text:p>Pour se rechauffer</text:p>
          </table:table-cell>
          <table:table-cell/>
          <table:table-cell table:style-name="ce5" office:value-type="currency" office:currency="EUR" office:value="4.5">
            <text:p>4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Irish Coffee Monkey Shoulder, French Coffee</text:p>
          </table:table-cell>
          <table:table-cell office:value-type="string">
            <text:p>Pour se rechauffer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Angevin</text:p>
          </table:table-cell>
          <table:table-cell office:value-type="string">
            <text:p>Bitter Giffard, Crément de Loire, Eau Gazeuse, Orang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our </text:p>
          </table:table-cell>
          <table:table-cell office:value-type="string">
            <text:p>Tequila Milagro, Amaretto, Pisco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Jam Sour</text:p>
          </table:table-cell>
          <table:table-cell office:value-type="string">
            <text:p>Whisky Monkey Shoulder, Confiture, Jus de Citron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pi</text:p>
          </table:table-cell>
          <table:table-cell office:value-type="string">
            <text:p>Vodka, Sirop de Grenade, Citron Vert, Crème Coco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wak</text:p>
          </table:table-cell>
          <table:table-cell office:value-type="string">
            <text:p>Rhum, Menthe, Jus de Goyave, Citron Vert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ol Lover</text:p>
          </table:table-cell>
          <table:table-cell office:value-type="string">
            <text:p>Vodka, Liqueur de Melon, Sirop Framboise, Jus d’Ananas, Jus de Cranberry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Espresso Martini</text:p>
          </table:table-cell>
          <table:table-cell office:value-type="string">
            <text:p>Vodka, Kahlua, Expresso, Sucr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Gin Smash</text:p>
          </table:table-cell>
          <table:table-cell office:value-type="string">
            <text:p>Gin Hendrick’s, Basilic, Miel, Citron Jaune Pressé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Honolulu Punch</text:p>
          </table:table-cell>
          <table:table-cell office:value-type="string">
            <text:p>Rhum Sailor Jerry, Purée de Passion, Jus d’Ananas, Sirop de Vanille, Citron Vert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apete Punch</text:p>
          </table:table-cell>
          <table:table-cell office:value-type="string">
            <text:p>Rhum, Pomme, Goyave, Citron Vert, Litchi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Cold Kiss</text:p>
          </table:table-cell>
          <table:table-cell office:value-type="string">
            <text:p>Gin Hendrick’s, Sirop de Rose, Citron Vert, Jus de Goyave, Jus de Fleur d’Hibiscus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Bolly Mule</text:p>
          </table:table-cell>
          <table:table-cell office:value-type="string">
            <text:p>Gin Hendrick’s, Crème de Cassis, Ginger Beer, Sirop de Rose Maison, Citron Vert Pressé</text:p>
          </table:table-cell>
          <table:table-cell/>
          <table:table-cell table:style-name="ce5" office:value-type="currency" office:currency="EUR" office:value="9">
            <text:p>9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Meteor Blonde, Lager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">
            <text:p>3,0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Alpaca Citra, Pale Ale</text:p>
          </table:table-cell>
          <table:table-cell office:value-type="string">
            <text:p>Alpaca, Seg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7">
            <text:p>7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Wendelinus Blonde, Abbaye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La Piautre, Triple</text:p>
          </table:table-cell>
          <table:table-cell office:value-type="string">
            <text:p>La Piautre, La Ménit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Blanche</text:p>
          </table:table-cell>
          <table:table-cell office:value-type="string">
            <text:p>Alpaca Blanche</text:p>
          </table:table-cell>
          <table:table-cell office:value-type="string">
            <text:p>Alpaca, Segré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7">
            <text:p>7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La Côale Original, IPA</text:p>
          </table:table-cell>
          <table:table-cell office:value-type="string">
            <text:p>La Côale, Bécon-les-Granits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Bonne Pâte, Double IPA</text:p>
          </table:table-cell>
          <table:table-cell office:value-type="string">
            <text:p>Brasserie La Bestiole, Saint-Barthélemy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Patoune, NEIPA</text:p>
          </table:table-cell>
          <table:table-cell office:value-type="string">
            <text:p>Brasserie La Bestiole, Saint-Barthélemy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mbrée</text:p>
          </table:table-cell>
          <table:table-cell office:value-type="string">
            <text:p>Enaxor, Ambrée</text:p>
          </table:table-cell>
          <table:table-cell office:value-type="string">
            <text:p>La Côale, Bécon-les-Granits, 49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Meteor Cerise, Rouge, Fruitée</text:p>
          </table:table-cell>
          <table:table-cell office:value-type="string">
            <text:p>Brasserie Meteor, Hochfelden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office:value-type="string">
            <text:p>Demi / Pinte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anaché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5.5">
            <text:p>5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Monaco, Bière sirop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5.8">
            <text:p>5,8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icon Bière</text:p>
          </table:table-cell>
          <table:table-cell/>
          <table:table-cell office:value-type="string">
            <text:p>Demi / Pint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7.5">
            <text:p>7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DDH Pale Ale</text:p>
          </table:table-cell>
          <table:table-cell office:value-type="string">
            <text:p>Blonde Dorée, Note Fruitée et Am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IPA</text:p>
          </table:table-cell>
          <table:table-cell office:value-type="string">
            <text:p>Blonde Houblonnnée, Douce Amer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NEIPA</text:p>
          </table:table-cell>
          <table:table-cell office:value-type="string">
            <text:p>Blonde Houblonnnée, Note Fruité et Florale</text:p>
          </table:table-cell>
          <table:table-cell/>
          <table:table-cell table:style-name="ce5" office:value-type="currency" office:currency="EUR" office:value="6.9">
            <text:p>6,9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Insouciante</text:p>
          </table:table-cell>
          <table:table-cell office:value-type="string">
            <text:p>Pale A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Vagabonde</text:p>
          </table:table-cell>
          <table:table-cell office:value-type="string">
            <text:p>Witbier, Orange Sanguin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Intrépide</text:p>
          </table:table-cell>
          <table:table-cell office:value-type="string">
            <text:p>Sour, Passion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Pas Commode</text:p>
          </table:table-cell>
          <table:table-cell office:value-type="string">
            <text:p>West Coast IP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a Pépère</text:p>
          </table:table-cell>
          <table:table-cell office:value-type="string">
            <text:p>Stout, Tiramisu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Exubérante</text:p>
          </table:table-cell>
          <table:table-cell office:value-type="string">
            <text:p>Double NEIP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Citraddict</text:p>
          </table:table-cell>
          <table:table-cell office:value-type="string">
            <text:p>DDH, IPA, Citra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Piautre Noir</text:p>
          </table:table-cell>
          <table:table-cell office:value-type="string">
            <text:p>Stout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table:number-columns-repeated="2"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orto Blanc, Porto Roug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Suze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18">
            <text:p>18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5">
            <text:p>3,50 €</text:p>
          </table:table-cell>
          <table:table-cell table:style-name="ce5" office:value-type="currency" office:currency="EUR" office:value="18">
            <text:p>18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umur Champigny AOP</text:p>
          </table:table-cell>
          <table:table-cell office:value-type="string">
            <text:p>Domaine de Bourg Neuf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6">
            <text:p>4,60 €</text:p>
          </table:table-cell>
          <table:table-cell table:style-name="ce5" office:value-type="currency" office:currency="EUR" office:value="25.5">
            <text:p>25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8">
            <text:p>4,80 €</text:p>
          </table:table-cell>
          <table:table-cell table:style-name="ce5" office:value-type="currency" office:currency="EUR" office:value="26.5">
            <text:p>26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 – Demi-bouteille</text:p>
          </table:table-cell>
          <table:table-cell office:value-type="string">
            <text:p>Verre / Bouteille</text:p>
          </table:table-cell>
          <table:table-cell table:style-name="ce5"/>
          <table:table-cell table:style-name="ce5" office:value-type="currency" office:currency="EUR" office:value="15">
            <text:p>15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inon AOP « Les Galuches »</text:p>
          </table:table-cell>
          <table:table-cell office:value-type="string">
            <text:p>Domaine Raffault (Cab,Fr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9">
            <text:p>4,90 €</text:p>
          </table:table-cell>
          <table:table-cell table:style-name="ce5" office:value-type="currency" office:currency="EUR" office:value="27">
            <text:p>27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everny Rouge HVE « EnCLOS du Petit Chien »</text:p>
          </table:table-cell>
          <table:table-cell office:value-type="string">
            <text:p>Domaine Alpha Loire (Pinot Noir, Gamay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5.2">
            <text:p>5,20 €</text:p>
          </table:table-cell>
          <table:table-cell table:style-name="ce5" office:value-type="currency" office:currency="EUR" office:value="28.5">
            <text:p>28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6">
            <text:p>3,60 €</text:p>
          </table:table-cell>
          <table:table-cell table:style-name="ce5" office:value-type="currency" office:currency="EUR" office:value="19">
            <text:p>19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9">
            <text:p>3,90 €</text:p>
          </table:table-cell>
          <table:table-cell table:style-name="ce5" office:value-type="currency" office:currency="EUR" office:value="21.5">
            <text:p>21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La Croix d’Arton, IGP Côte de Gascogne</text:p>
          </table:table-cell>
          <table:table-cell office:value-type="string">
            <text:p>Chateau d’Arton (Merlot, Syrah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ôtes du Rhône village Visan « Notre dame des Vignes »</text:p>
          </table:table-cell>
          <table:table-cell office:value-type="string">
            <text:p>Rhonéa (Grenache noir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4">
            <text:p>4,40 €</text:p>
          </table:table-cell>
          <table:table-cell table:style-name="ce5" office:value-type="currency" office:currency="EUR" office:value="24.5">
            <text:p>24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orbières AOP</text:p>
          </table:table-cell>
          <table:table-cell office:value-type="string">
            <text:p>Château du Luc (Grenache noir, Carignan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6">
            <text:p>4,60 €</text:p>
          </table:table-cell>
          <table:table-cell table:style-name="ce5" office:value-type="currency" office:currency="EUR" office:value="25.5">
            <text:p>25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Fitou AOC « Les Mille et Une Parcelles »</text:p>
          </table:table-cell>
          <table:table-cell office:value-type="string">
            <text:p>Mont Tauch (Carignan, Grenache noir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8">
            <text:p>4,80 €</text:p>
          </table:table-cell>
          <table:table-cell table:style-name="ce5" office:value-type="currency" office:currency="EUR" office:value="26.5">
            <text:p>26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Saint Chinian « Le Bric à Brac »</text:p>
          </table:table-cell>
          <table:table-cell office:value-type="string">
            <text:p>Domaine Calmel , Joseph (Grenache noir, Carignan, Syrah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5.2">
            <text:p>5,20 €</text:p>
          </table:table-cell>
          <table:table-cell table:style-name="ce5" office:value-type="currency" office:currency="EUR" office:value="28.5">
            <text:p>28,5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ardonnay IGP</text:p>
          </table:table-cell>
          <table:table-cell office:value-type="string">
            <text:p>Domaine des Hautes Ouches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Sauvignon IGP</text:p>
          </table:table-cell>
          <table:table-cell office:value-type="string">
            <text:p>Domaine des Hautes Ouches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 de Gascogne IGP « Les Hauts d’Arton »</text:p>
          </table:table-cell>
          <table:table-cell office:value-type="string">
            <text:p>Chateau d’Arton (Colombard, Cab,Sauv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enin Anjou Blanc</text:p>
          </table:table-cell>
          <table:table-cell office:value-type="string">
            <text:p>Domaine de Gerfaut (Chenin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Viognier IGP Pays d’Oc</text:p>
          </table:table-cell>
          <table:table-cell office:value-type="string">
            <text:p>Domaine Paul Mas (Viognier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5">
            <text:p>4,50 €</text:p>
          </table:table-cell>
          <table:table-cell table:style-name="ce5" office:value-type="currency" office:currency="EUR" office:value="24.5">
            <text:p>24,5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Pinot Blanc AOP Alsace</text:p>
          </table:table-cell>
          <table:table-cell office:value-type="string">
            <text:p>Kuentz Bas (Pinot Bl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.7">
            <text:p>4,7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2.5">
            <text:p>2,50 €</text:p>
          </table:table-cell>
          <table:table-cell table:style-name="ce5"/>
          <table:table-cell table:number-columns-repeated="1001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office:value-type="string">
            <text:p>Verre / Bouteille</text:p>
          </table:table-cell>
          <table:table-cell table:style-name="ce5" office:value-type="currency" office:currency="EUR" office:value="3.2">
            <text:p>3,20 €</text:p>
          </table:table-cell>
          <table:table-cell table:style-name="ce5" office:value-type="currency" office:currency="EUR" office:value="16">
            <text:p>16,00 €</text:p>
          </table:table-cell>
          <table:table-cell table:number-columns-repeated="1001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hardonnay IG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Sauvignon IG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.2">
            <text:p>4,2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ôteaux de l’Aubance AOC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6">
            <text:p>6,00 €</text:p>
          </table:table-cell>
          <table:table-cell table:style-name="ce5" office:value-type="currency" office:currency="EUR" office:value="11.5">
            <text:p>11,50 €</text:p>
          </table:table-cell>
          <table:table-cell table:style-name="ce5" office:value-type="currency" office:currency="EUR" office:value="22">
            <text:p>22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Rosé de Loire AOP</text:p>
          </table:table-cell>
          <table:table-cell/>
          <table:table-cell office:value-type="string">
            <text:p>25cl / 50cl / 1L</text:p>
          </table:table-cell>
          <table:table-cell table:style-name="ce5" office:value-type="currency" office:currency="EUR" office:value="4">
            <text:p>4,00 €</text:p>
          </table:table-cell>
          <table:table-cell table:style-name="ce5" office:value-type="currency" office:currency="EUR" office:value="8">
            <text:p>8,00 €</text:p>
          </table:table-cell>
          <table:table-cell table:style-name="ce5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/ Kir Cardinal</text:p>
          </table:table-cell>
          <table:table-cell table:number-columns-repeated="2"/>
          <table:table-cell table:style-name="ce5" office:value-type="currency" office:currency="EUR" office:value="2.7">
            <text:p>2,7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Pétillant / Kir Breton</text:p>
          </table:table-cell>
          <table:table-cell table:number-columns-repeated="2"/>
          <table:table-cell table:style-name="ce5" office:value-type="currency" office:currency="EUR" office:value="4.2">
            <text:p>4,2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 office:value-type="string">
            <text:p>(33cl)</text:p>
          </table:table-cell>
          <table:table-cell/>
          <table:table-cell table:style-name="ce5" office:value-type="currency" office:currency="EUR" office:value="3.8">
            <text:p>3,8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 table:number-columns-repeated="2"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oorly’s XO</text:p>
          </table:table-cell>
          <table:table-cell office:value-type="string">
            <text:p>riche, doux, fruits sec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celo Imperial</text:p>
          </table:table-cell>
          <table:table-cell office:value-type="string">
            <text:p>doux, fruité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Matusalem 15 ans</text:p>
          </table:table-cell>
          <table:table-cell office:value-type="string">
            <text:p>orange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bancourt 8 ans</text:p>
          </table:table-cell>
          <table:table-cell office:value-type="string">
            <text:p>puissant, vanillé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ictador 12 ans</text:p>
          </table:table-cell>
          <table:table-cell office:value-type="string">
            <text:p>fruits exotiques, vanill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Flor de Caña 14 ans</text:p>
          </table:table-cell>
          <table:table-cell office:value-type="string">
            <text:p>riche, coco, nougat, épices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Plantation XO</text:p>
          </table:table-cell>
          <table:table-cell office:value-type="string">
            <text:p>boisée, mangu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Santa Teresa</text:p>
          </table:table-cell>
          <table:table-cell office:value-type="string">
            <text:p>doux, miel, banan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Zacapa 23 ans</text:p>
          </table:table-cell>
          <table:table-cell office:value-type="string">
            <text:p>noix de muscade</text:p>
          </table:table-cell>
          <table:table-cell/>
          <table:table-cell table:style-name="ce5" office:value-type="currency" office:currency="EUR" office:value="9">
            <text:p>9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 Piautre « Port Saint Maur »</text:p>
          </table:table-cell>
          <table:table-cell office:value-type="string">
            <text:p>tourbé, fumé, épices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Highland Park 12 ans</text:p>
          </table:table-cell>
          <table:table-cell office:value-type="string">
            <text:p>légèrement fumé, doux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Caol Ila</text:p>
          </table:table-cell>
          <table:table-cell office:value-type="string">
            <text:p>tourbé et gourmand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Telling Stout Cask</text:p>
          </table:table-cell>
          <table:table-cell office:value-type="string">
            <text:p>café, chocolat, épices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Yamazakura</text:p>
          </table:table-cell>
          <table:table-cell office:value-type="string">
            <text:p>doux, aromatique, iodé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Nikka from the Barrel</text:p>
          </table:table-cell>
          <table:table-cell office:value-type="string">
            <text:p>gros caractère, vanill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 (10cl)</text:p>
          </table:table-cell>
          <table:table-cell/>
          <table:table-cell table:style-name="ce5" office:value-type="currency" office:currency="EUR" office:value="7.9">
            <text:p>7,9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 (10cl)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La Piautre « Origin »</text:p>
          </table:table-cell>
          <table:table-cell office:value-type="string">
            <text:p>Fever Tree Tonic (10cl) 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Botanist</text:p>
          </table:table-cell>
          <table:table-cell office:value-type="string">
            <text:p>Fever Tree Tonic (10cl)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VS Prestignac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ABK6 VSOP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 Noir</text:p>
          </table:table-cell>
          <table:table-cell table:number-columns-repeated="2"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Menthe Pastill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 table:number-columns-repeated="2"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Ruffle</text:p>
          </table:table-cell>
          <table:table-cell office:value-type="string">
            <text:p>Tequila, Passion, Banan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Piscolero</text:p>
          </table:table-cell>
          <table:table-cell office:value-type="string">
            <text:p>Pisco, Grenadine, Jus d’Abricot, Pulco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Iros</text:p>
          </table:table-cell>
          <table:table-cell office:value-type="string">
            <text:p>Vodka, Cointreau, Sirop de Cerise, Citron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Mangue, Passion et Vanill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mboise, Citronnelle, Gingembre et Menthe</text:p>
          </table:table-cell>
          <table:table-cell/>
          <table:table-cell table:style-name="ce5" office:value-type="currency" office:currency="EUR" office:value="3.5">
            <text:p>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Écrasé d’Avocat</text:p>
          </table:table-cell>
          <table:table-cell office:value-type="string">
            <text:p>Avocat, coriandre, piment, huile d’olive, citron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Basques</text:p>
          </table:table-cell>
          <table:table-cell office:value-type="string">
            <text:p>Chorizo, cream cheese, piment d’Espelette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ozza</text:p>
          </table:table-cell>
          <table:table-cell office:value-type="string">
            <text:p>Mozzarella 50g, pignons, pesto, basilic, tomates séchées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/>
          <table:table-cell table:style-name="ce5" office:value-type="currency" office:currency="EUR" office:value="23">
            <text:p>2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omage</text:p>
          </table:table-cell>
          <table:table-cell office:value-type="string">
            <text:p>Camembert, Comté, Morbier, Chèvre, Laïous, Saint-Nectair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harcuterie</text:p>
          </table:table-cell>
          <table:table-cell office:value-type="string">
            <text:p>Bœuf fumé, coppa affinée, filet mignon fumé, saucissons, jambon Bodega Reserva 24 mois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ixte</text:p>
          </table:table-cell>
          <table:table-cell office:value-type="string">
            <text:p>Assiette de charcuterie + fromage</text:p>
          </table:table-cell>
          <table:table-cell/>
          <table:table-cell table:style-name="ce5" office:value-type="currency" office:currency="EUR" office:value="21">
            <text:p>21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pas</text:p>
          </table:table-cell>
          <table:table-cell office:value-type="string">
            <text:p>Beignets calamar/oignons/crevettes, accras, mozzarella sticks, poulet, Sauce tartare et épicée, Servi avec frites</text:p>
          </table:table-cell>
          <table:table-cell/>
          <table:table-cell table:style-name="ce5" office:value-type="currency" office:currency="EUR" office:value="22">
            <text:p>22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Saucissons 150g</text:p>
          </table:table-cell>
          <table:table-cell office:value-type="string">
            <text:p>Cèpes, Piment, Comté, Nature, Poivre…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</text:p>
          </table:table-cell>
          <table:table-cell office:value-type="string">
            <text:p>1 sauce incluse Supplément sauce +0,30€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 XL</text:p>
          </table:table-cell>
          <table:table-cell office:value-type="string">
            <text:p>2 sauces incluses, Supplément sauce +0,30€</text:p>
          </table:table-cell>
          <table:table-cell/>
          <table:table-cell table:style-name="ce5" office:value-type="currency" office:currency="EUR" office:value="5.5">
            <text:p>5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Bol de salade verte supplémentaire</text:p>
          </table:table-cell>
          <table:table-cell table:number-columns-repeated="2"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 table:number-columns-repeated="2"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Thaï</text:p>
          </table:table-cell>
          <table:table-cell office:value-type="string">
            <text:p>Poulet pané, carottes râpées, cébettes, chou, miel, sésame noir, sauce teriyaki, salade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Soleil</text:p>
          </table:table-cell>
          <table:table-cell office:value-type="string">
            <text:p>Aubergines, noix, feta, tomates séchées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Falafel</text:p>
          </table:table-cell>
          <table:table-cell office:value-type="string">
            <text:p>Falafels maison, houmous, tzatziki, betteraves, maïs, olives, cornichons, sésames, salade, sauce épicé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Italienne</text:p>
          </table:table-cell>
          <table:table-cell office:value-type="string">
            <text:p>Mozzarella burrata, concombre, basilic, tomates, pignons, roquette, pesto, huile d’olive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/>
          <table:table-cell table:style-name="ce5" office:value-type="currency" office:currency="EUR" office:value="10">
            <text:p>10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Thon</text:p>
          </table:table-cell>
          <table:table-cell office:value-type="string">
            <text:p>Thon, maïs, olives, tomates cerises, concombre, cornichons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Brésilienne</text:p>
          </table:table-cell>
          <table:table-cell office:value-type="string">
            <text:p>Poulet, mangue, concombre, olives, tomates cerises, roquette, maïs, mayonnaise, pâtes fusilli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Forestier</text:p>
          </table:table-cell>
          <table:table-cell office:value-type="string">
            <text:p>Steak, comté affiné, champignons, sauce poivre</text:p>
          </table:table-cell>
          <table:table-cell/>
          <table:table-cell table:style-name="ce5" office:value-type="currency" office:currency="EUR" office:value="12.5">
            <text:p>12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Savoyard</text:p>
          </table:table-cell>
          <table:table-cell office:value-type="string">
            <text:p>Steak, coppa, reblochon, salade, sauce poivre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Lombard</text:p>
          </table:table-cell>
          <table:table-cell office:value-type="string">
            <text:p>Steak, gorgonzola, noix, salade, confit de figues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hèvre</text:p>
          </table:table-cell>
          <table:table-cell office:value-type="string">
            <text:p>Steak, chèvre, crème fraîche, thym, salade, miel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Rosbeef</text:p>
          </table:table-cell>
          <table:table-cell office:value-type="string">
            <text:p>Viande de bœuf (langue de chat), champignons, comté affiné, confiture d’oignons maison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Xalapa</text:p>
          </table:table-cell>
          <table:table-cell office:value-type="string">
            <text:p>Viande de bœuf (langue de chat), mozzarella, salade, sauce spéciale maison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Burrata</text:p>
          </table:table-cell>
          <table:table-cell office:value-type="string">
            <text:p>Steak, mini burrata, tomates séchées, roquette, pesto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Oriental</text:p>
          </table:table-cell>
          <table:table-cell office:value-type="string">
            <text:p>Steak, cheddar, aubergine, poivron, oignons, cumin, cornichons, tomates, salade, sauce samouraï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Auvergnat</text:p>
          </table:table-cell>
          <table:table-cell office:value-type="string">
            <text:p>Steak, Saint-Nectaire, poitrine fumée, oignon rouge, sauce moutarde miel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olombien</text:p>
          </table:table-cell>
          <table:table-cell office:value-type="string">
            <text:p>Steak, feta, écrasé d’avocat, oignons, tomates, salade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Suprême</text:p>
          </table:table-cell>
          <table:table-cell office:value-type="string">
            <text:p>Poulet frit, écrasé d’avocat, oignon rouge, grana padano</text:p>
          </table:table-cell>
          <table:table-cell/>
          <table:table-cell table:style-name="ce5" office:value-type="currency" office:currency="EUR" office:value="13.5">
            <text:p>13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/>
          <table:table-cell table:style-name="ce5" office:value-type="currency" office:currency="EUR" office:value="8">
            <text:p>8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Milanaise 90g</text:p>
          </table:table-cell>
          <table:table-cell office:value-type="string">
            <text:p>Servie avec salade verte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Fish n’Chips 90g</text:p>
          </table:table-cell>
          <table:table-cell office:value-type="string">
            <text:p>Sauce au choix, Servi avec salade verte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ntagnarde</text:p>
          </table:table-cell>
          <table:table-cell office:value-type="string">
            <text:p>Lardons, pommes de terre, crème fraîche, reblochon, oignon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exicaine</text:p>
          </table:table-cell>
          <table:table-cell office:value-type="string">
            <text:p>Viande hachée, mozzarella, poivrons, oignons, sauce tomate maison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ussaka</text:p>
          </table:table-cell>
          <table:table-cell office:value-type="string">
            <text:p>Viande hachée, mozzarella, aubergines, poivrons, oignons, sauce tomate maison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/>
          <table:table-cell table:style-name="ce5" office:value-type="currency" office:currency="EUR" office:value="11">
            <text:p>11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Rio</text:p>
          </table:table-cell>
          <table:table-cell office:value-type="string">
            <text:p>Poulet, mangue, crème fraîche, tomate cerise, ciboulette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Capra</text:p>
          </table:table-cell>
          <table:table-cell office:value-type="string">
            <text:p>Jambon Bodega 24 mois, chèvre, miel, roquette, tomates cerises</text:p>
          </table:table-cell>
          <table:table-cell/>
          <table:table-cell table:style-name="ce5" office:value-type="currency" office:currency="EUR" office:value="11.5">
            <text:p>11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Thon</text:p>
          </table:table-cell>
          <table:table-cell office:value-type="string">
            <text:p>Thon, avocats, olives, oignons nouveaux, persil, concombres, tomates cerises, mayo, ciboulette</text:p>
          </table:table-cell>
          <table:table-cell/>
          <table:table-cell table:style-name="ce5" office:value-type="currency" office:currency="EUR" office:value="12">
            <text:p>12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Italia</text:p>
          </table:table-cell>
          <table:table-cell office:value-type="string">
            <text:p>Pesto, mozzarella, champignons, parmesan, tomates</text:p>
          </table:table-cell>
          <table:table-cell/>
          <table:table-cell table:style-name="ce5" office:value-type="currency" office:currency="EUR" office:value="10.5">
            <text:p>10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 table:number-columns-repeated="2"/>
          <table:table-cell table:style-name="ce5" office:value-type="currency" office:currency="EUR" office:value="13">
            <text:p>13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 table:number-columns-repeated="2"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 table:number-columns-repeated="2"/>
          <table:table-cell table:style-name="ce5" office:value-type="currency" office:currency="EUR" office:value="19">
            <text:p>19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/>
          <table:table-cell table:style-name="ce5" office:value-type="currency" office:currency="EUR" office:value="16.5">
            <text:p>16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Romain</text:p>
          </table:table-cell>
          <table:table-cell office:value-type="string">
            <text:p>Bœuf haché au couteau, parmesan, tomates séchées, pignons, basilic, câpres, pesto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Onglet 14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Bavette 18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7.5">
            <text:p>17,5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ntrecôte Française 20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19">
            <text:p>19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aux-Filet 240g</text:p>
          </table:table-cell>
          <table:table-cell office:value-type="string">
            <text:p>Sauce au choix</text:p>
          </table:table-cell>
          <table:table-cell/>
          <table:table-cell table:style-name="ce5" office:value-type="currency" office:currency="EUR" office:value="20">
            <text:p>20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scalope Milanaise 130g</text:p>
          </table:table-cell>
          <table:table-cell office:value-type="string">
            <text:p>Sauce tartare maison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Poulet Tendresse 130g</text:p>
          </table:table-cell>
          <table:table-cell office:value-type="string">
            <text:p>Poulet frit, Sauce tomate épicée maison</text:p>
          </table:table-cell>
          <table:table-cell/>
          <table:table-cell table:style-name="ce5" office:value-type="currency" office:currency="EUR" office:value="15">
            <text:p>15,00 €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ish n’Chips 130g</text:p>
          </table:table-cell>
          <table:table-cell office:value-type="string">
            <text:p>Sauce tartare maison</text:p>
          </table:table-cell>
          <table:table-cell/>
          <table:table-cell table:style-name="ce5" office:value-type="currency" office:currency="EUR" office:value="14">
            <text:p>14,00 €</text:p>
          </table:table-cell>
          <table:table-cell table:number-columns-repeated="1002"/>
        </table:table-row>
        <table:table-row table:style-name="ro2">
          <table:table-cell table:number-columns-repeated="2" office:value-type="string">
            <text:p>pla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/>
          <table:table-cell table:style-name="ce5" office:value-type="currency" office:currency="EUR" office:value="9.9">
            <text:p>9,9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ookie du Jour</text:p>
          </table:table-cell>
          <table:table-cell table:number-columns-repeated="2"/>
          <table:table-cell table:style-name="ce5" office:value-type="currency" office:currency="EUR" office:value="2.5">
            <text:p>2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 table:number-columns-repeated="2"/>
          <table:table-cell table:style-name="ce5" office:value-type="currency" office:currency="EUR" office:value="4">
            <text:p>4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Fondant au Chocolat</text:p>
          </table:table-cell>
          <table:table-cell office:value-type="string">
            <text:p>Supplément glace vanille bio +2,50€</text:p>
          </table:table-cell>
          <table:table-cell/>
          <table:table-cell table:style-name="ce5" office:value-type="currency" office:currency="EUR" office:value="5">
            <text:p>5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umble</text:p>
          </table:table-cell>
          <table:table-cell office:value-type="string">
            <text:p>Supplément glace vanille bio +2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ousse au Chocolat</text:p>
          </table:table-cell>
          <table:table-cell table:number-columns-repeated="2"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anna Cotta</text:p>
          </table:table-cell>
          <table:table-cell office:value-type="string">
            <text:p>Coulis caramel, chocolat, fruits rouges ou mangue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essert du Jour</text:p>
          </table:table-cell>
          <table:table-cell office:value-type="string">
            <text:p>Seulement le midi, demandez au serveur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ème Brûlée</text:p>
          </table:table-cell>
          <table:table-cell table:number-columns-repeated="2"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heesecake</text:p>
          </table:table-cell>
          <table:table-cell office:value-type="string">
            <text:p>Coulis caramel, chocolat, fruits rouges ou mangue</text:p>
          </table:table-cell>
          <table:table-cell/>
          <table:table-cell table:style-name="ce5" office:value-type="currency" office:currency="EUR" office:value="6.5">
            <text:p>6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iramisu</text:p>
          </table:table-cell>
          <table:table-cell office:value-type="string">
            <text:p>Au speculoos et café</text:p>
          </table:table-cell>
          <table:table-cell/>
          <table:table-cell table:style-name="ce5" office:value-type="currency" office:currency="EUR" office:value="7">
            <text:p>7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afé Gourmand</text:p>
          </table:table-cell>
          <table:table-cell office:value-type="string">
            <text:p>4 petits desserts maison et un mini cookie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hé Gourmand</text:p>
          </table:table-cell>
          <table:table-cell office:value-type="string">
            <text:p>4 petits desserts maison et un mini cookie</text:p>
          </table:table-cell>
          <table:table-cell/>
          <table:table-cell table:style-name="ce5" office:value-type="currency" office:currency="EUR" office:value="8.5">
            <text:p>8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/>
          <table:table-cell table:style-name="ce5" office:value-type="currency" office:currency="EUR" office:value="9.5">
            <text:p>9,50 €</text:p>
          </table:table-cell>
          <table:table-cell table:number-columns-repeated="1002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lanche 3 Fromages</text:p>
          </table:table-cell>
          <table:table-cell office:value-type="string">
            <text:p>Comté, Camembert et Laïous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 – 1 boule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/>
          <table:table-cell table:style-name="ce5" office:value-type="currency" office:currency="EUR" office:value="3">
            <text:p>3,00 €</text:p>
          </table:table-cell>
          <table:table-cell table:number-columns-repeated="1002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 – 2 boules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/>
          <table:table-cell table:style-name="ce5" office:value-type="currency" office:currency="EUR" office:value="6">
            <text:p>6,00 €</text:p>
          </table:table-cell>
          <table:table-cell table:number-columns-repeated="1002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/>
          <table:table-cell table:style-name="ce5" office:value-type="currency" office:currency="EUR" office:value="7.5">
            <text:p>7,50 €</text:p>
          </table:table-cell>
          <table:table-cell table:number-columns-repeated="1002"/>
        </table:table-row>
        <table:table-row table:style-name="ro1" table:number-rows-repeated="1048277">
          <table:table-cell table:number-columns-repeated="1009"/>
        </table:table-row>
        <table:table-row table:style-name="ro1">
          <table:table-cell table:number-columns-repeated="1009"/>
        </table:table-row>
      </table:table>
      <table:database-ranges>
        <table:database-range table:name="__Anonymous_Sheet_DB__1" table:target-range-address="menu_unifie.B1:menu_unifie.I200" table:display-filter-buttons="true"/>
        <table:database-range table:name="__Anonymous_Sheet_DB__2" table:target-range-address="menu_unifie.B1:menu_unifie.I298" table:display-filter-buttons="true"/>
        <table:database-range table:name="__Anonymous_Sheet_DB__3" table:target-range-address="menu_unifie.A1:menu_unifie.I2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/11/2025</text:date>, <text:time>12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1-03T12:50:15</dc:date>
    <meta:editing-duration>PT5H55M15S</meta:editing-duration>
    <meta:editing-cycles>12</meta:editing-cycles>
    <meta:document-statistic meta:table-count="1" meta:cell-count="1736" meta:object-count="0"/>
  </office:meta>
</office:document-meta>
</file>